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eneva" svg:font-family="Geneva"/>
    <style:font-face style:name="Helvetica" svg:font-family="Helvetica"/>
    <style:font-face style:name="F" svg:font-family="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Fax" svg:font-family="'Lucida Fax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8091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9827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54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965in" fo:break-before="auto" style:use-optimal-row-height="true"/>
    </style:style>
    <style:style style:name="ro2" style:family="table-row">
      <style:table-row-properties style:row-height="0.1634in" fo:break-before="auto" style:use-optimal-row-height="true"/>
    </style:style>
    <style:style style:name="ro3" style:family="table-row">
      <style:table-row-properties style:row-height="0.882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134in" fo:break-before="auto" style:use-optimal-row-height="true"/>
    </style:style>
    <style:style style:name="ro6" style:family="table-row">
      <style:table-row-properties style:row-height="0.422in" fo:break-before="auto" style:use-optimal-row-height="true"/>
    </style:style>
    <style:style style:name="ro7" style:family="table-row">
      <style:table-row-properties style:row-height="0.1736in" fo:break-before="auto" style:use-optimal-row-height="true"/>
    </style:style>
    <style:style style:name="ro8" style:family="table-row">
      <style:table-row-properties style:row-height="0.4902in" fo:break-before="auto" style:use-optimal-row-height="true"/>
    </style:style>
    <style:style style:name="ta1" style:family="table" style:master-page-name="TAB_5f_sol_5f_sy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Geneva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top"/>
      <style:paragraph-properties fo:text-align="center"/>
      <style:text-properties fo:color="#000000" style:font-name="Genev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top"/>
      <style:paragraph-properties fo:text-align="center"/>
      <style:text-properties fo:color="#000000" style:font-name="Helvetica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0">
      <style:table-cell-properties fo:border-bottom="0.0138in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none" style:vertical-align="top"/>
      <style:paragraph-properties fo:text-align="center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wrap-option="wrap" fo:padding="0.0098in"/>
      <style:text-properties fo:font-weight="normal"/>
    </style:style>
    <style:style style:name="ce7" style:family="table-cell" style:parent-style-name="Default">
      <style:table-cell-properties fo:background-color="#000000" fo:padding="0.0098in"/>
      <style:text-properties fo:color="#ffff00" fo:font-weight="bold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Geneva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Helvetica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Helvetic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top"/>
      <style:paragraph-properties fo:text-align="center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Courier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3pt" style:language-asian="en" style:country-asian="US" style:font-style-asian="normal" style:font-weight-asian="normal" style:font-name-complex="Courier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padding="0.0098in"/>
    </style:style>
    <style:style style:name="ce15" style:family="table-cell" style:parent-style-name="Default" style:data-style-name="N141"/>
    <style:style style:name="ce16" style:family="table-cell" style:parent-style-name="Default">
      <style:table-cell-properties fo:border-bottom="0.0008in solid #000000" fo:wrap-option="wrap" fo:border-left="none" fo:padding="0.0098in" fo:border-right="none" fo:border-top="none"/>
      <style:text-properties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Helvetica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no-wrap" fo:border="0.0138in solid #000000" style:direction="ltr" style:rotation-angle="0" style:rotation-align="bottom" style:vertical-align="bottom"/>
      <style:paragraph-properties fo:text-align="end"/>
      <style:text-properties fo:color="#ffff00" style:font-name="Helvetic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Helvetica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Helvetica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Helvetica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Helvetica"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Helvetica"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 style:data-style-name="N141">
      <style:table-cell-properties fo:padding="0.0098in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top"/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order-bottom="0.0138in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none" style:vertical-align="top"/>
      <style:paragraph-properties fo:text-align="center"/>
      <style:text-properties fo:color="#000000" style:font-name="Geneva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/>
      <style:text-properties fo:color="#000000" style:font-name="Helvetica"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wrap" fo:border="none" style:direction="ltr" style:rotation-angle="0" style:rotation-align="bottom" style:vertical-align="bottom"/>
      <style:text-properties fo:color="#000000" style:font-name="Helvetica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ext-properties style:use-window-font-color="true" style:text-outline="false" style:text-line-through-style="none" style:font-name="Lucida Fax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Geneva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wrap" fo:border="none" style:direction="ltr" style:rotation-angle="0" style:rotation-align="bottom" style:vertical-align="top"/>
      <style:paragraph-properties fo:text-align="center"/>
      <style:text-properties fo:color="#000000" style:font-name="Geneva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ol_sys" table:style-name="ta1" table:print-ranges="sol_sys.A1:sol_sys.G9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9" table:number-columns-repeated="9" table:default-cell-style-name="ce1"/>
        <table:table-column table:style-name="co9" table:default-cell-style-name="Default"/>
        <table:table-column table:style-name="co9" table:number-columns-repeated="3" table:default-cell-style-name="ce1"/>
        <table:table-column table:style-name="co9" table:number-columns-repeated="234" table:default-cell-style-name="Default"/>
        <table:table-row table:style-name="ro1">
          <table:table-cell/>
          <table:table-cell table:style-name="ce10"/>
          <table:table-cell table:number-columns-repeated="254"/>
        </table:table-row>
        <table:table-row table:style-name="ro2">
          <table:table-cell/>
          <table:table-cell table:style-name="ce11"/>
          <table:table-cell table:number-columns-repeated="6"/>
          <table:table-cell table:style-name="ce1"/>
          <table:table-cell table:number-columns-repeated="9"/>
          <table:table-cell table:style-name="ce1"/>
          <table:table-cell table:number-columns-repeated="3"/>
          <table:table-cell table:style-name="ce1" table:number-columns-repeated="234"/>
        </table:table-row>
        <table:table-row table:style-name="ro2">
          <table:table-cell table:style-name="ce2"/>
          <table:table-cell table:style-name="ce12" office:value-type="string">
            <text:p>Actual</text:p>
          </table:table-cell>
          <table:table-cell table:style-name="ce2" office:value-type="string">
            <text:p>Scale</text:p>
          </table:table-cell>
          <table:table-cell table:style-name="ce2" office:value-type="string">
            <text:p>Scale</text:p>
          </table:table-cell>
          <table:table-cell table:style-name="ce2" office:value-type="string">
            <text:p>Actual</text:p>
          </table:table-cell>
          <table:table-cell table:style-name="ce2" table:number-columns-repeated="251"/>
        </table:table-row>
        <table:table-row table:style-name="ro2">
          <table:table-cell table:style-name="ce3"/>
          <table:table-cell table:style-name="ce12" office:value-type="string">
            <text:p>Diameter</text:p>
          </table:table-cell>
          <table:table-cell table:style-name="ce12" office:value-type="string">
            <text:p>Diameter</text:p>
          </table:table-cell>
          <table:table-cell table:style-name="ce12" office:value-type="string">
            <text:p>Diameter</text:p>
          </table:table-cell>
          <table:table-cell table:style-name="ce12" office:value-type="string">
            <text:p>Orbit</text:p>
          </table:table-cell>
          <table:table-cell table:style-name="ce27" office:value-type="string" table:number-columns-spanned="2" table:number-rows-spanned="1">
            <text:p>Scaled orbit radius</text:p>
          </table:table-cell>
          <table:covered-table-cell table:style-name="ce3"/>
          <table:table-cell table:style-name="ce27" office:value-type="string">
            <text:p>Scaled orbit radius</text:p>
          </table:table-cell>
          <table:table-cell table:style-name="ce3" table:number-columns-repeated="248"/>
        </table:table-row>
        <table:table-row table:style-name="ro3">
          <table:table-cell table:style-name="ce4" office:value-type="string">
            <text:p>Body</text:p>
          </table:table-cell>
          <table:table-cell table:style-name="ce4" office:value-type="string">
            <text:p>kilometers</text:p>
          </table:table-cell>
          <table:table-cell table:style-name="ce4" office:value-type="string">
            <text:p>inches</text:p>
          </table:table-cell>
          <table:table-cell table:style-name="ce4" office:value-type="string">
            <text:p>mm</text:p>
          </table:table-cell>
          <table:table-cell table:style-name="ce4" office:value-type="string">
            <text:p>radius (km)</text:p>
          </table:table-cell>
          <table:table-cell table:style-name="ce28" office:value-type="string" table:number-columns-spanned="2" table:number-rows-spanned="1">
            <text:p><text:s text:c="5"/>(Feet &amp; In)</text:p>
          </table:table-cell>
          <table:covered-table-cell table:style-name="ce4"/>
          <table:table-cell table:style-name="ce28" office:value-type="string">
            <text:p><text:s text:c="5"/>(Meters)</text:p>
          </table:table-cell>
          <table:table-cell table:style-name="ce26" office:value-type="string">
            <text:p>Travel Time for Light (sec) from sun</text:p>
          </table:table-cell>
          <table:table-cell table:style-name="ce33" office:value-type="string">
            <text:p>Travel Time for Light (sec) from previous body</text:p>
          </table:table-cell>
          <table:table-cell table:style-name="ce2" table:number-columns-repeated="246"/>
        </table:table-row>
        <table:table-row table:style-name="ro4">
          <table:table-cell table:style-name="ce5" office:value-type="string">
            <text:p>Sun</text:p>
          </table:table-cell>
          <table:table-cell table:style-name="ce5" office:value-type="float" office:value="1390000">
            <text:p>1390000</text:p>
          </table:table-cell>
          <table:table-cell table:style-name="ce18" office:value-type="float" office:value="30">
            <text:p>30</text:p>
          </table:table-cell>
          <table:table-cell table:style-name="ce19" table:formula="of:=TEXT(([.$C$6]/[.$B$6])*[.B6]*25.4;&quot;.000&quot;)" office:value-type="string" office:string-value="762.000">
            <text:p>762.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table:number-columns-repeated="246"/>
        </table:table-row>
        <table:table-row table:style-name="ro2">
          <table:table-cell table:style-name="ce5" office:value-type="string">
            <text:p>Mercury</text:p>
          </table:table-cell>
          <table:table-cell table:style-name="ce5" office:value-type="float" office:value="4880">
            <text:p>4880</text:p>
          </table:table-cell>
          <table:table-cell table:style-name="ce19" table:formula="of:=([.$C$6]/[.$B$6])*[.B7]" office:value-type="float" office:value="0.105323741007194">
            <text:p>0.11</text:p>
          </table:table-cell>
          <table:table-cell table:style-name="ce19" table:formula="of:=TEXT(([.$C$6]/[.$B$6])*[.B7]*25.4;&quot;.000&quot;)" office:value-type="string" office:string-value="2.675">
            <text:p>2.675</text:p>
          </table:table-cell>
          <table:table-cell table:style-name="ce5" office:value-type="float" office:value="57910000">
            <text:p>57910000</text:p>
          </table:table-cell>
          <table:table-cell table:style-name="ce19" table:formula="of:=TEXT(INT(([.$C$6]/[.$B$6])*[.E7]/12);&quot;0 ft  &quot;)" office:value-type="string" office:string-value="104 ft  ">
            <text:p>104 ft <text:s/></text:p>
          </table:table-cell>
          <table:table-cell table:style-name="ce5" table:formula="of:=TEXT(MOD(([.$C$6]/[.$B$6])*[.E7];12);&quot;0.00 in&quot;)" office:value-type="string" office:string-value="1.86 in">
            <text:p>1.86 in</text:p>
          </table:table-cell>
          <table:table-cell table:style-name="ce19" table:formula="of:=([.$C$6]/[.$B$6])*[.E7]*0.0254" office:value-type="float" office:value="31.746345323741">
            <text:p>31.75</text:p>
          </table:table-cell>
          <table:table-cell table:formula="of:=[.E7]/[.$G$18]" office:value-type="float" office:value="193.16696752925">
            <text:p>193.17</text:p>
          </table:table-cell>
          <table:table-cell table:style-name="ce32" table:formula="of:=[.I7]-[.I6]" office:value-type="float" office:value="193.16696752925">
            <text:p>193.17</text:p>
          </table:table-cell>
          <table:table-cell table:style-name="ce32" table:number-columns-repeated="246"/>
        </table:table-row>
        <table:table-row table:style-name="ro2">
          <table:table-cell table:style-name="ce5" office:value-type="string">
            <text:p>Venus</text:p>
          </table:table-cell>
          <table:table-cell table:style-name="ce5" office:value-type="float" office:value="12103.6">
            <text:p>12103.6</text:p>
          </table:table-cell>
          <table:table-cell table:style-name="ce19" table:formula="of:=([.$C$6]/[.$B$6])*[.B8]" office:value-type="float" office:value="0.261228776978417">
            <text:p>0.26</text:p>
          </table:table-cell>
          <table:table-cell table:style-name="ce19" table:formula="of:=TEXT(([.$C$6]/[.$B$6])*[.B8]*25.4;&quot;.000&quot;)" office:value-type="string" office:string-value="6.635">
            <text:p>6.635</text:p>
          </table:table-cell>
          <table:table-cell table:style-name="ce5" office:value-type="float" office:value="108200000">
            <text:p>108200000</text:p>
          </table:table-cell>
          <table:table-cell table:style-name="ce19" table:formula="of:=TEXT(INT(([.$C$6]/[.$B$6])*[.E8]/12);&quot;0 ft  &quot;)" office:value-type="string" office:string-value="194 ft  ">
            <text:p>194 ft <text:s/></text:p>
          </table:table-cell>
          <table:table-cell table:style-name="ce5" table:formula="of:=TEXT(MOD(([.$C$6]/[.$B$6])*[.E8];12);&quot;0.00 in&quot;)" office:value-type="string" office:string-value="7.25 in">
            <text:p>7.25 in</text:p>
          </table:table-cell>
          <table:table-cell table:style-name="ce19" table:formula="of:=([.$C$6]/[.$B$6])*[.E8]*0.0254" office:value-type="float" office:value="59.3153956834532">
            <text:p>59.32</text:p>
          </table:table-cell>
          <table:table-cell table:formula="of:=[.E8]/[.$G$18]" office:value-type="float" office:value="360.916351004401">
            <text:p>360.92</text:p>
          </table:table-cell>
          <table:table-cell table:style-name="ce32" table:formula="of:=[.I8]-[.I7]" office:value-type="float" office:value="167.749383475151">
            <text:p>167.75</text:p>
          </table:table-cell>
          <table:table-cell table:style-name="ce32" table:number-columns-repeated="246"/>
        </table:table-row>
        <table:table-row table:style-name="ro2">
          <table:table-cell table:style-name="ce5" office:value-type="string">
            <text:p>Earth</text:p>
          </table:table-cell>
          <table:table-cell table:style-name="ce5" office:value-type="float" office:value="12756.3">
            <text:p>12756.3</text:p>
          </table:table-cell>
          <table:table-cell table:style-name="ce19" table:formula="of:=([.$C$6]/[.$B$6])*[.B9]" office:value-type="float" office:value="0.275315827338129">
            <text:p>0.28</text:p>
          </table:table-cell>
          <table:table-cell table:style-name="ce19" table:formula="of:=TEXT(([.$C$6]/[.$B$6])*[.B9]*25.4;&quot;.000&quot;)" office:value-type="string" office:string-value="6.993">
            <text:p>6.993</text:p>
          </table:table-cell>
          <table:table-cell table:style-name="ce5" office:value-type="float" office:value="149600000">
            <text:p>149600000</text:p>
          </table:table-cell>
          <table:table-cell table:style-name="ce19" table:formula="of:=TEXT(INT(([.$C$6]/[.$B$6])*[.E9]/12);&quot;0 ft  &quot;)" office:value-type="string" office:string-value="269 ft  ">
            <text:p>269 ft <text:s/></text:p>
          </table:table-cell>
          <table:table-cell table:style-name="ce5" table:formula="of:=TEXT(MOD(([.$C$6]/[.$B$6])*[.E9];12);&quot;0.00 in&quot;)" office:value-type="string" office:string-value="0.78 in">
            <text:p>0.78 in</text:p>
          </table:table-cell>
          <table:table-cell table:style-name="ce19" table:formula="of:=([.$C$6]/[.$B$6])*[.E9]*0.0254" office:value-type="float" office:value="82.0109352517986">
            <text:p>82.01</text:p>
          </table:table-cell>
          <table:table-cell table:formula="of:=[.E9]/[.$G$18]" office:value-type="float" office:value="499.011886416436">
            <text:p>499.01</text:p>
          </table:table-cell>
          <table:table-cell table:style-name="ce32" table:formula="of:=[.I9]-[.I8]" office:value-type="float" office:value="138.095535412035">
            <text:p>138.1</text:p>
          </table:table-cell>
          <table:table-cell table:style-name="ce32" table:number-columns-repeated="246"/>
        </table:table-row>
        <table:table-row table:style-name="ro5">
          <table:table-cell table:style-name="Default" office:value-type="string">
            <text:p>The Moon</text:p>
          </table:table-cell>
          <table:table-cell table:style-name="ce13" office:value-type="float" office:value="3476">
            <text:p>3476</text:p>
          </table:table-cell>
          <table:table-cell table:style-name="ce19" table:formula="of:=([.$C$6]/[.$B$6])*[.B10]" office:value-type="float" office:value="0.075021582733813">
            <text:p>0.08</text:p>
          </table:table-cell>
          <table:table-cell table:style-name="ce19" table:formula="of:=TEXT(([.$C$6]/[.$B$6])*[.B10]*25.4;&quot;.000&quot;)" office:value-type="string" office:string-value="1.906">
            <text:p>1.906</text:p>
          </table:table-cell>
          <table:table-cell table:style-name="ce13" office:value-type="float" office:value="384400">
            <text:p>384400</text:p>
          </table:table-cell>
          <table:table-cell table:style-name="ce19" table:formula="of:=TEXT(INT(([.$C$6]/[.$B$6])*[.E10]/12);&quot;0 ft  &quot;)" office:value-type="string" office:string-value="0 ft  ">
            <text:p>0 ft <text:s/></text:p>
          </table:table-cell>
          <table:table-cell table:style-name="ce5" table:formula="of:=TEXT(MOD(([.$C$6]/[.$B$6])*[.E10];12);&quot;0.00 in&quot;)" office:value-type="string" office:string-value="8.30 in">
            <text:p>8.30 in</text:p>
          </table:table-cell>
          <table:table-cell table:style-name="ce19" table:formula="of:=([.$C$6]/[.$B$6])*[.E10]*0.0254" office:value-type="float" office:value="0.210728633093525">
            <text:p>0.21</text:p>
          </table:table-cell>
          <table:table-cell table:formula="of:=[.E10]/[.$G$18]" office:value-type="float" office:value="1.2822203819417">
            <text:p>1.28</text:p>
          </table:table-cell>
          <table:table-cell table:style-name="ce32" table:formula="of:=[.I10]-[.I9]" office:value-type="float" office:value="-497.729666034494">
            <text:p>-497.73</text:p>
          </table:table-cell>
          <table:table-cell table:style-name="ce8" table:number-columns-repeated="246"/>
        </table:table-row>
        <table:table-row table:style-name="ro2">
          <table:table-cell table:style-name="ce5" office:value-type="string">
            <text:p>Mars</text:p>
          </table:table-cell>
          <table:table-cell table:style-name="ce5" office:value-type="float" office:value="6794">
            <text:p>6794</text:p>
          </table:table-cell>
          <table:table-cell table:style-name="ce19" table:formula="of:=([.$C$6]/[.$B$6])*[.B11]" office:value-type="float" office:value="0.14663309352518">
            <text:p>0.15</text:p>
          </table:table-cell>
          <table:table-cell table:style-name="ce19" table:formula="of:=TEXT(([.$C$6]/[.$B$6])*[.B11]*25.4;&quot;.000&quot;)" office:value-type="string" office:string-value="3.724">
            <text:p>3.724</text:p>
          </table:table-cell>
          <table:table-cell table:style-name="ce5" office:value-type="float" office:value="227940000">
            <text:p>227940000</text:p>
          </table:table-cell>
          <table:table-cell table:style-name="ce19" table:formula="of:=TEXT(INT(([.$C$6]/[.$B$6])*[.E11]/12);&quot;0 ft  &quot;)" office:value-type="string" office:string-value="409 ft  ">
            <text:p>409 ft <text:s/></text:p>
          </table:table-cell>
          <table:table-cell table:style-name="ce5" table:formula="of:=TEXT(MOD(([.$C$6]/[.$B$6])*[.E11];12);&quot;0.00 in&quot;)" office:value-type="string" office:string-value="11.57 in">
            <text:p>11.57 in</text:p>
          </table:table-cell>
          <table:table-cell table:style-name="ce19" table:formula="of:=([.$C$6]/[.$B$6])*[.E11]*0.0254" office:value-type="float" office:value="124.957035971223">
            <text:p>124.96</text:p>
          </table:table-cell>
          <table:table-cell table:formula="of:=[.E11]/[.$G$18]" office:value-type="float" office:value="760.325998594668">
            <text:p>760.33</text:p>
          </table:table-cell>
          <table:table-cell table:style-name="ce32" table:formula="of:=[.I11]-[.I9]" office:value-type="float" office:value="261.314112178232">
            <text:p>261.31</text:p>
          </table:table-cell>
          <table:table-cell table:style-name="ce32" table:number-columns-repeated="246"/>
        </table:table-row>
        <table:table-row table:style-name="ro2">
          <table:table-cell table:style-name="ce5" office:value-type="string">
            <text:p>Jupiter</text:p>
          </table:table-cell>
          <table:table-cell table:style-name="ce5" office:value-type="float" office:value="142984">
            <text:p>142984</text:p>
          </table:table-cell>
          <table:table-cell table:style-name="ce19" table:formula="of:=([.$C$6]/[.$B$6])*[.B12]" office:value-type="float" office:value="3.08598561151079">
            <text:p>3.09</text:p>
          </table:table-cell>
          <table:table-cell table:style-name="ce19" table:formula="of:=TEXT(([.$C$6]/[.$B$6])*[.B12]*25.4;&quot;.000&quot;)" office:value-type="string" office:string-value="78.384">
            <text:p>78.384</text:p>
          </table:table-cell>
          <table:table-cell table:style-name="ce5" office:value-type="float" office:value="778330000">
            <text:p>778330000</text:p>
          </table:table-cell>
          <table:table-cell table:style-name="ce19" table:formula="of:=TEXT(INT(([.$C$6]/[.$B$6])*[.E12]/12);&quot;0 ft  &quot;)" office:value-type="string" office:string-value="1399 ft  ">
            <text:p>1399 ft <text:s/></text:p>
          </table:table-cell>
          <table:table-cell table:style-name="ce5" table:formula="of:=TEXT(MOD(([.$C$6]/[.$B$6])*[.E12];12);&quot;0.00 in&quot;)" office:value-type="string" office:string-value="10.49 in">
            <text:p>10.49 in</text:p>
          </table:table-cell>
          <table:table-cell table:style-name="ce19" table:formula="of:=([.$C$6]/[.$B$6])*[.E12]*0.0254" office:value-type="float" office:value="426.681625899281">
            <text:p>426.68</text:p>
          </table:table-cell>
          <table:table-cell table:formula="of:=[.E12]/[.$G$18]" office:value-type="float" office:value="2596.22942215578">
            <text:p>2596.23</text:p>
          </table:table-cell>
          <table:table-cell table:style-name="ce32" table:formula="of:=[.I12]-[.I11]" office:value-type="float" office:value="1835.90342356111">
            <text:p>1835.9</text:p>
          </table:table-cell>
          <table:table-cell table:style-name="ce8" table:number-columns-repeated="246"/>
        </table:table-row>
        <table:table-row table:style-name="ro2">
          <table:table-cell table:style-name="ce5" office:value-type="string">
            <text:p>Saturn</text:p>
          </table:table-cell>
          <table:table-cell table:style-name="ce5" office:value-type="float" office:value="120536">
            <text:p>120536</text:p>
          </table:table-cell>
          <table:table-cell table:style-name="ce19" table:formula="of:=([.$C$6]/[.$B$6])*[.B13]" office:value-type="float" office:value="2.6014964028777">
            <text:p>2.6</text:p>
          </table:table-cell>
          <table:table-cell table:style-name="ce19" table:formula="of:=TEXT(([.$C$6]/[.$B$6])*[.B13]*25.4;&quot;.000&quot;)" office:value-type="string" office:string-value="66.078">
            <text:p>66.078</text:p>
          </table:table-cell>
          <table:table-cell table:style-name="ce5" office:value-type="float" office:value="1429400000">
            <text:p>1429400000</text:p>
          </table:table-cell>
          <table:table-cell table:style-name="ce19" table:formula="of:=TEXT(INT(([.$C$6]/[.$B$6])*[.E13]/12);&quot;0 ft  &quot;)" office:value-type="string" office:string-value="2570 ft  ">
            <text:p>2570 ft <text:s/></text:p>
          </table:table-cell>
          <table:table-cell table:style-name="ce5" table:formula="of:=TEXT(MOD(([.$C$6]/[.$B$6])*[.E13];12);&quot;0.00 in&quot;)" office:value-type="string" office:string-value="10.36 in">
            <text:p>10.36 in</text:p>
          </table:table-cell>
          <table:table-cell table:style-name="ce19" table:formula="of:=([.$C$6]/[.$B$6])*[.E13]*0.0254" office:value-type="float" office:value="783.599136690648">
            <text:p>783.6</text:p>
          </table:table-cell>
          <table:table-cell table:formula="of:=[.E13]/[.$G$18]" office:value-type="float" office:value="4767.96517676239">
            <text:p>4767.97</text:p>
          </table:table-cell>
          <table:table-cell table:style-name="ce32" table:formula="of:=[.I13]-[.I12]" office:value-type="float" office:value="2171.73575460661">
            <text:p>2171.74</text:p>
          </table:table-cell>
          <table:table-cell table:style-name="ce8" table:number-columns-repeated="246"/>
        </table:table-row>
        <table:table-row table:style-name="ro2">
          <table:table-cell table:style-name="ce5" office:value-type="string">
            <text:p>Uranus</text:p>
          </table:table-cell>
          <table:table-cell table:style-name="ce5" office:value-type="float" office:value="51118">
            <text:p>51118</text:p>
          </table:table-cell>
          <table:table-cell table:style-name="ce19" table:formula="of:=([.$C$6]/[.$B$6])*[.B14]" office:value-type="float" office:value="1.10326618705036">
            <text:p>1.1</text:p>
          </table:table-cell>
          <table:table-cell table:style-name="ce19" table:formula="of:=TEXT(([.$C$6]/[.$B$6])*[.B14]*25.4;&quot;.000&quot;)" office:value-type="string" office:string-value="28.023">
            <text:p>28.023</text:p>
          </table:table-cell>
          <table:table-cell table:style-name="ce5" office:value-type="float" office:value="2870990000">
            <text:p>2870990000</text:p>
          </table:table-cell>
          <table:table-cell table:style-name="ce19" table:formula="of:=TEXT(INT(([.$C$6]/[.$B$6])*[.E14]/12);&quot;0 ft  &quot;)" office:value-type="string" office:string-value="5163 ft  ">
            <text:p>5163 ft <text:s/></text:p>
          </table:table-cell>
          <table:table-cell table:style-name="ce5" table:formula="of:=TEXT(MOD(([.$C$6]/[.$B$6])*[.E14];12);&quot;0.00 in&quot;)" office:value-type="string" office:string-value="7.81 in">
            <text:p>7.81 in</text:p>
          </table:table-cell>
          <table:table-cell table:style-name="ce19" table:formula="of:=([.$C$6]/[.$B$6])*[.E14]*0.0254" office:value-type="float" office:value="1573.88084892086">
            <text:p>1573.88</text:p>
          </table:table-cell>
          <table:table-cell table:formula="of:=[.E14]/[.$G$18]" office:value-type="float" office:value="9576.59181672943">
            <text:p>9576.59</text:p>
          </table:table-cell>
          <table:table-cell table:style-name="ce32" table:formula="of:=[.I14]-[.I13]" office:value-type="float" office:value="4808.62663996704">
            <text:p>4808.63</text:p>
          </table:table-cell>
          <table:table-cell table:style-name="ce32" table:number-columns-repeated="246"/>
        </table:table-row>
        <table:table-row table:style-name="ro2">
          <table:table-cell table:style-name="ce5" office:value-type="string">
            <text:p>Neptune</text:p>
          </table:table-cell>
          <table:table-cell table:style-name="ce5" office:value-type="float" office:value="49532">
            <text:p>49532</text:p>
          </table:table-cell>
          <table:table-cell table:style-name="ce19" table:formula="of:=([.$C$6]/[.$B$6])*[.B15]" office:value-type="float" office:value="1.06903597122302">
            <text:p>1.07</text:p>
          </table:table-cell>
          <table:table-cell table:style-name="ce19" table:formula="of:=TEXT(([.$C$6]/[.$B$6])*[.B15]*25.4;&quot;.000&quot;)" office:value-type="string" office:string-value="27.154">
            <text:p>27.154</text:p>
          </table:table-cell>
          <table:table-cell table:style-name="ce5" office:value-type="float" office:value="4504000000">
            <text:p>4504000000</text:p>
          </table:table-cell>
          <table:table-cell table:style-name="ce19" table:formula="of:=TEXT(INT(([.$C$6]/[.$B$6])*[.E15]/12);&quot;0 ft  &quot;)" office:value-type="string" office:string-value="8100 ft  ">
            <text:p>8100 ft <text:s/></text:p>
          </table:table-cell>
          <table:table-cell table:style-name="ce5" table:formula="of:=TEXT(MOD(([.$C$6]/[.$B$6])*[.E15];12);&quot;0.00 in&quot;)" office:value-type="string" office:string-value="8.63 in">
            <text:p>8.63 in</text:p>
          </table:table-cell>
          <table:table-cell table:style-name="ce19" table:formula="of:=([.$C$6]/[.$B$6])*[.E15]*0.0254" office:value-type="float" office:value="2469.09928057554">
            <text:p>2469.1</text:p>
          </table:table-cell>
          <table:table-cell table:formula="of:=[.E15]/[.$G$18]" office:value-type="float" office:value="15023.7268477248">
            <text:p>15023.73</text:p>
          </table:table-cell>
          <table:table-cell table:style-name="ce32" table:formula="of:=[.I15]-[.I14]" office:value-type="float" office:value="5447.13503099534">
            <text:p>5447.14</text:p>
          </table:table-cell>
          <table:table-cell table:style-name="ce8" table:number-columns-repeated="246"/>
        </table:table-row>
        <table:table-row table:style-name="ro2">
          <table:table-cell table:style-name="ce5" office:value-type="string">
            <text:p>Pluto</text:p>
          </table:table-cell>
          <table:table-cell table:style-name="ce5" office:value-type="float" office:value="2274">
            <text:p>2274</text:p>
          </table:table-cell>
          <table:table-cell table:style-name="ce19" table:formula="of:=([.$C$6]/[.$B$6])*[.B16]" office:value-type="float" office:value="0.0490791366906475">
            <text:p>0.05</text:p>
          </table:table-cell>
          <table:table-cell table:style-name="ce19" table:formula="of:=TEXT(([.$C$6]/[.$B$6])*[.B16]*25.4;&quot;.000&quot;)" office:value-type="string" office:string-value="1.247">
            <text:p>1.247</text:p>
          </table:table-cell>
          <table:table-cell table:style-name="ce5" office:value-type="float" office:value="5913520000">
            <text:p>5913520000</text:p>
          </table:table-cell>
          <table:table-cell table:style-name="ce19" table:formula="of:=TEXT(INT(([.$C$6]/[.$B$6])*[.E16]/12);&quot;0 ft  &quot;)" office:value-type="string" office:string-value="10635 ft  ">
            <text:p>10635 ft <text:s/></text:p>
          </table:table-cell>
          <table:table-cell table:style-name="ce5" table:formula="of:=TEXT(MOD(([.$C$6]/[.$B$6])*[.E16];12);&quot;0.00 in&quot;)" office:value-type="string" office:string-value="9.93 in">
            <text:p>9.93 in</text:p>
          </table:table-cell>
          <table:table-cell table:style-name="ce19" table:formula="of:=([.$C$6]/[.$B$6])*[.E16]*0.0254" office:value-type="float" office:value="3241.80017266187">
            <text:p>3241.8</text:p>
          </table:table-cell>
          <table:table-cell table:formula="of:=[.E16]/[.$G$18]" office:value-type="float" office:value="19725.3794823618">
            <text:p>19725.38</text:p>
          </table:table-cell>
          <table:table-cell table:style-name="ce32" table:formula="of:=[.I16]-[.I15]" office:value-type="float" office:value="4701.65263463699">
            <text:p>4701.65</text:p>
          </table:table-cell>
          <table:table-cell table:style-name="ce8" table:number-columns-repeated="246"/>
        </table:table-row>
        <table:table-row table:style-name="ro6">
          <table:table-cell table:style-name="ce6" office:value-type="string">
            <text:p>Pixels per Inch</text:p>
          </table:table-cell>
          <table:table-cell table:style-name="ce14" office:value-type="string">
            <text:p>Inches per meter</text:p>
          </table:table-cell>
          <table:table-cell table:style-name="ce14" office:value-type="string">
            <text:p>Meters per kilometer</text:p>
          </table:table-cell>
          <table:table-cell table:style-name="ce14" office:value-type="string">
            <text:p>Scale (km/in)</text:p>
          </table:table-cell>
          <table:table-cell table:style-name="ce14" office:value-type="string">
            <text:p>Scale km per pixel</text:p>
          </table:table-cell>
          <table:table-cell table:style-name="Default"/>
          <table:table-cell table:style-name="ce30" office:value-type="string">
            <text:p>Speed of Light (KM/S)</text:p>
          </table:table-cell>
          <table:table-cell table:style-name="ce19"/>
          <table:table-cell table:style-name="ce8" table:number-columns-repeated="248"/>
        </table:table-row>
        <table:table-row table:style-name="ro7">
          <table:table-cell table:style-name="ce7" office:value-type="float" office:value="72">
            <text:p>72</text:p>
          </table:table-cell>
          <table:table-cell table:style-name="ce15" office:value-type="float" office:value="39.3696">
            <text:p>39.369600</text:p>
          </table:table-cell>
          <table:table-cell table:style-name="ce14" office:value-type="float" office:value="1000">
            <text:p>1000</text:p>
          </table:table-cell>
          <table:table-cell table:style-name="ce25" table:formula="of:=[.$B$6]/[.$C$6]" office:value-type="float" office:value="46333.3333333333">
            <text:p>46333.333333</text:p>
          </table:table-cell>
          <table:table-cell table:style-name="ce15" table:formula="of:=[.D18]/[.A18]" office:value-type="float" office:value="643.518518518519">
            <text:p>643.518519</text:p>
          </table:table-cell>
          <table:table-cell table:style-name="Default"/>
          <table:table-cell table:style-name="ce31" office:value-type="float" office:value="299792.458">
            <text:p>299792.46</text:p>
          </table:table-cell>
          <table:table-cell table:style-name="ce19"/>
          <table:table-cell table:style-name="ce8" table:number-columns-repeated="248"/>
        </table:table-row>
        <table:table-row table:style-name="ro2" table:number-rows-repeated="2">
          <table:table-cell table:style-name="Default" table:number-columns-repeated="8"/>
          <table:table-cell table:style-name="ce8" table:number-columns-repeated="248"/>
        </table:table-row>
        <table:table-row table:style-name="ro2">
          <table:table-cell table:style-name="Default" table:number-columns-repeated="6"/>
          <table:table-cell table:style-name="ce8" table:number-columns-repeated="250"/>
        </table:table-row>
        <table:table-row table:style-name="ro2" table:number-rows-repeated="2">
          <table:table-cell table:style-name="ce8" table:number-columns-repeated="256"/>
        </table:table-row>
        <table:table-row table:style-name="ro8">
          <table:table-cell table:style-name="ce4" office:value-type="string">
            <text:p>Body</text:p>
          </table:table-cell>
          <table:table-cell table:style-name="ce16" office:value-type="string">
            <text:p>Scale Diameter in Pixels</text:p>
          </table:table-cell>
          <table:table-cell table:style-name="ce16" office:value-type="string">
            <text:p>Scale Orbit Radius in Pixels</text:p>
          </table:table-cell>
          <table:table-cell table:style-name="ce26" office:value-type="string">
            <text:p>Distance from Previous Body</text:p>
          </table:table-cell>
          <table:table-cell table:style-name="ce26"/>
          <table:table-cell table:style-name="Default" table:number-columns-repeated="3"/>
          <table:table-cell/>
          <table:table-cell table:style-name="ce8"/>
          <table:table-cell table:style-name="Default" table:number-columns-repeated="3"/>
          <table:table-cell table:style-name="ce8" table:number-columns-repeated="243"/>
        </table:table-row>
        <table:table-row table:style-name="ro2">
          <table:table-cell table:style-name="ce5" office:value-type="string">
            <text:p>Sun</text:p>
          </table:table-cell>
          <table:table-cell table:style-name="Default" table:formula="of:=[.C6]*[.$A$18]" office:value-type="float" office:value="2160">
            <text:p>2160</text:p>
          </table:table-cell>
          <table:table-cell table:style-name="Default" table:formula="of:=[.H6]*[.$B$18]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4"/>
          <table:table-cell/>
          <table:table-cell table:style-name="ce8"/>
          <table:table-cell table:style-name="Default" table:number-columns-repeated="3"/>
          <table:table-cell table:style-name="ce8" table:number-columns-repeated="243"/>
        </table:table-row>
        <table:table-row table:style-name="ro2">
          <table:table-cell table:style-name="ce5" office:value-type="string">
            <text:p>Mercury</text:p>
          </table:table-cell>
          <table:table-cell table:style-name="Default" table:formula="of:=[.C7]*[.$A$18]" office:value-type="float" office:value="7.58330935251799">
            <text:p>7.58</text:p>
          </table:table-cell>
          <table:table-cell table:style-name="Default" table:formula="of:=[.H7]*[.$B$18]*[.$A$18]" office:value-type="float" office:value="89988.5460137439">
            <text:p>89988.55</text:p>
          </table:table-cell>
          <table:table-cell table:style-name="Default" table:formula="of:=[.C26]-[.C25]" office:value-type="float" office:value="89988.5460137439">
            <text:p>89988.55</text:p>
          </table:table-cell>
          <table:table-cell table:style-name="Default" table:number-columns-repeated="4"/>
          <table:table-cell/>
          <table:table-cell table:style-name="ce8" table:number-columns-repeated="247"/>
        </table:table-row>
        <table:table-row table:style-name="ro2">
          <table:table-cell table:style-name="ce5" office:value-type="string">
            <text:p>Venus</text:p>
          </table:table-cell>
          <table:table-cell table:style-name="Default" table:formula="of:=[.C8]*[.$A$18]" office:value-type="float" office:value="18.808471942446">
            <text:p>18.81</text:p>
          </table:table-cell>
          <table:table-cell table:style-name="Default" table:formula="of:=[.H8]*[.$B$18]*[.$A$18]" office:value-type="float" office:value="168136.084936748">
            <text:p>168136.08</text:p>
          </table:table-cell>
          <table:table-cell table:style-name="Default" table:formula="of:=[.C27]-[.C26]" office:value-type="float" office:value="78147.5389230043">
            <text:p>78147.54</text:p>
          </table:table-cell>
          <table:table-cell table:style-name="Default" table:number-columns-repeated="4"/>
          <table:table-cell/>
          <table:table-cell table:style-name="ce8" table:number-columns-repeated="247"/>
        </table:table-row>
        <table:table-row table:style-name="ro2">
          <table:table-cell table:style-name="ce5" office:value-type="string">
            <text:p>Earth</text:p>
          </table:table-cell>
          <table:table-cell table:style-name="Default" table:formula="of:=[.C9]*[.$A$18]" office:value-type="float" office:value="19.8227395683453">
            <text:p>19.82</text:p>
          </table:table-cell>
          <table:table-cell table:style-name="Default" table:formula="of:=[.H9]*[.$B$18]*[.$A$18]" office:value-type="float" office:value="232469.115587223">
            <text:p>232469.12</text:p>
          </table:table-cell>
          <table:table-cell table:style-name="Default" table:formula="of:=[.C28]-[.C27]" office:value-type="float" office:value="64333.0306504748">
            <text:p>64333.03</text:p>
          </table:table-cell>
          <table:table-cell table:style-name="Default" table:number-columns-repeated="4"/>
          <table:table-cell/>
          <table:table-cell table:style-name="ce8" table:number-columns-repeated="247"/>
        </table:table-row>
        <table:table-row table:style-name="ro2">
          <table:table-cell table:style-name="Default" office:value-type="string">
            <text:p>The Moon</text:p>
          </table:table-cell>
          <table:table-cell table:style-name="Default" table:formula="of:=[.C10]*[.$A$18]" office:value-type="float" office:value="5.40155395683453">
            <text:p>5.4</text:p>
          </table:table-cell>
          <table:table-cell table:style-name="Default" table:formula="of:=[.H10]*[.$B$18]*[.$A$18]" office:value-type="float" office:value="597.333743527597">
            <text:p>597.33</text:p>
          </table:table-cell>
          <table:table-cell table:style-name="Default" table:number-columns-repeated="5"/>
          <table:table-cell/>
          <table:table-cell table:style-name="ce8" table:number-columns-repeated="247"/>
        </table:table-row>
        <table:table-row table:style-name="ro2">
          <table:table-cell table:style-name="ce5" office:value-type="string">
            <text:p>Mars</text:p>
          </table:table-cell>
          <table:table-cell table:style-name="Default" table:formula="of:=[.C11]*[.$A$18]" office:value-type="float" office:value="10.557582733813">
            <text:p>10.56</text:p>
          </table:table-cell>
          <table:table-cell table:style-name="Default" table:formula="of:=[.H11]*[.$B$18]*[.$A$18]" office:value-type="float" office:value="354204.613682832">
            <text:p>354204.61</text:p>
          </table:table-cell>
          <table:table-cell table:style-name="Default" table:formula="of:=[.C30]-[.C28]" office:value-type="float" office:value="121735.498095609">
            <text:p>121735.5</text:p>
          </table:table-cell>
          <table:table-cell table:style-name="Default" table:number-columns-repeated="4"/>
          <table:table-cell/>
          <table:table-cell table:style-name="ce8" table:number-columns-repeated="247"/>
        </table:table-row>
        <table:table-row table:style-name="ro2">
          <table:table-cell table:style-name="ce5" office:value-type="string">
            <text:p>Jupiter</text:p>
          </table:table-cell>
          <table:table-cell table:style-name="Default" table:formula="of:=[.C12]*[.$A$18]" office:value-type="float" office:value="222.190964028777">
            <text:p>222.19</text:p>
          </table:table-cell>
          <table:table-cell table:style-name="Default" table:formula="of:=[.H12]*[.$B$18]*[.$A$18]" office:value-type="float" office:value="1209476.51560831">
            <text:p>1209476.52</text:p>
          </table:table-cell>
          <table:table-cell table:style-name="Default" table:formula="of:=[.C31]-[.C30]" office:value-type="float" office:value="855271.901925479">
            <text:p>855271.9</text:p>
          </table:table-cell>
          <table:table-cell table:style-name="Default" table:number-columns-repeated="4"/>
          <table:table-cell/>
          <table:table-cell table:style-name="ce32" table:number-columns-repeated="247"/>
        </table:table-row>
        <table:table-row table:style-name="ro2">
          <table:table-cell table:style-name="ce5" office:value-type="string">
            <text:p>Saturn</text:p>
          </table:table-cell>
          <table:table-cell table:style-name="Default" table:formula="of:=[.C13]*[.$A$18]" office:value-type="float" office:value="187.307741007194">
            <text:p>187.31</text:p>
          </table:table-cell>
          <table:table-cell table:style-name="Default" table:formula="of:=[.H13]*[.$B$18]*[.$A$18]" office:value-type="float" office:value="2221198.88917364">
            <text:p>2221198.89</text:p>
          </table:table-cell>
          <table:table-cell table:style-name="Default" table:formula="of:=[.C32]-[.C31]" office:value-type="float" office:value="1011722.37356533">
            <text:p>1011722.37</text:p>
          </table:table-cell>
          <table:table-cell table:style-name="Default" table:number-columns-repeated="4"/>
          <table:table-cell/>
          <table:table-cell table:style-name="ce8" table:number-columns-repeated="247"/>
        </table:table-row>
        <table:table-row table:style-name="ro2">
          <table:table-cell table:style-name="ce5" office:value-type="string">
            <text:p>Uranus</text:p>
          </table:table-cell>
          <table:table-cell table:style-name="Default" table:formula="of:=[.C14]*[.$A$18]" office:value-type="float" office:value="79.4351654676259">
            <text:p>79.44</text:p>
          </table:table-cell>
          <table:table-cell table:style-name="Default" table:formula="of:=[.H14]*[.$B$18]*[.$A$18]" office:value-type="float" office:value="4461340.28181659">
            <text:p>4461340.28</text:p>
          </table:table-cell>
          <table:table-cell table:style-name="Default" table:formula="of:=[.C33]-[.C32]" office:value-type="float" office:value="2240141.39264295">
            <text:p>2240141.39</text:p>
          </table:table-cell>
          <table:table-cell table:style-name="Default" table:number-columns-repeated="4"/>
          <table:table-cell/>
          <table:table-cell table:style-name="ce8" table:number-columns-repeated="247"/>
        </table:table-row>
        <table:table-row table:style-name="ro2">
          <table:table-cell table:style-name="ce5" office:value-type="string">
            <text:p>Neptune</text:p>
          </table:table-cell>
          <table:table-cell table:style-name="Default" table:formula="of:=[.C15]*[.$A$18]" office:value-type="float" office:value="76.9705899280576">
            <text:p>76.97</text:p>
          </table:table-cell>
          <table:table-cell table:style-name="Default" table:formula="of:=[.H15]*[.$B$18]*[.$A$18]" office:value-type="float" office:value="6998936.47463137">
            <text:p>6998936.47</text:p>
          </table:table-cell>
          <table:table-cell table:style-name="Default" table:formula="of:=[.C34]-[.C33]" office:value-type="float" office:value="2537596.19281478">
            <text:p>2537596.19</text:p>
          </table:table-cell>
          <table:table-cell table:style-name="Default" table:number-columns-repeated="4"/>
          <table:table-cell/>
          <table:table-cell table:style-name="ce8" table:number-columns-repeated="247"/>
        </table:table-row>
        <table:table-row table:style-name="ro2">
          <table:table-cell table:style-name="ce5" office:value-type="string">
            <text:p>Pluto</text:p>
          </table:table-cell>
          <table:table-cell table:style-name="Default" table:formula="of:=[.C16]*[.$A$18]" office:value-type="float" office:value="3.53369784172662">
            <text:p>3.53</text:p>
          </table:table-cell>
          <table:table-cell table:style-name="Default" table:formula="of:=[.H16]*[.$B$18]*[.$A$18]" office:value-type="float" office:value="9189243.07758927">
            <text:p>9189243.08</text:p>
          </table:table-cell>
          <table:table-cell table:style-name="Default" table:formula="of:=[.C35]-[.C34]" office:value-type="float" office:value="2190306.6029579">
            <text:p>2190306.6</text:p>
          </table:table-cell>
          <table:table-cell table:style-name="ce9"/>
          <table:table-cell table:style-name="ce20"/>
          <table:table-cell table:style-name="ce9"/>
          <table:table-cell table:style-name="ce21"/>
          <table:table-cell table:style-name="ce8" table:number-columns-repeated="248"/>
        </table:table-row>
        <table:table-row table:style-name="ro2" table:number-rows-repeated="14">
          <table:table-cell table:style-name="ce9"/>
          <table:table-cell table:style-name="ce17"/>
          <table:table-cell table:style-name="ce20"/>
          <table:table-cell table:style-name="ce21"/>
          <table:table-cell table:style-name="ce9"/>
          <table:table-cell table:style-name="ce20"/>
          <table:table-cell table:style-name="ce9"/>
          <table:table-cell table:style-name="ce21"/>
          <table:table-cell table:style-name="ce8" table:number-columns-repeated="248"/>
        </table:table-row>
        <table:table-row table:style-name="ro2">
          <table:table-cell table:style-name="ce5" table:number-columns-repeated="2"/>
          <table:table-cell table:style-name="ce19" table:number-columns-repeated="2"/>
          <table:table-cell table:style-name="ce5"/>
          <table:table-cell table:style-name="ce19"/>
          <table:table-cell table:style-name="ce5"/>
          <table:table-cell table:style-name="ce19"/>
          <table:table-cell table:style-name="ce32" table:number-columns-repeated="248"/>
        </table:table-row>
        <table:table-row table:style-name="ro2" table:number-rows-repeated="10">
          <table:table-cell table:style-name="ce9" table:number-columns-repeated="2"/>
          <table:table-cell table:style-name="ce21" table:number-columns-repeated="2"/>
          <table:table-cell table:style-name="ce17"/>
          <table:table-cell table:style-name="ce21"/>
          <table:table-cell table:style-name="ce17"/>
          <table:table-cell table:style-name="ce21"/>
          <table:table-cell table:style-name="ce8" table:number-columns-repeated="248"/>
        </table:table-row>
        <table:table-row table:style-name="ro2" table:number-rows-repeated="5">
          <table:table-cell table:style-name="ce9"/>
          <table:table-cell table:style-name="ce17"/>
          <table:table-cell table:style-name="ce20"/>
          <table:table-cell table:style-name="ce21"/>
          <table:table-cell table:style-name="ce9"/>
          <table:table-cell table:style-name="ce20"/>
          <table:table-cell table:style-name="ce9"/>
          <table:table-cell table:style-name="ce21"/>
          <table:table-cell table:style-name="ce8" table:number-columns-repeated="248"/>
        </table:table-row>
        <table:table-row table:style-name="ro2">
          <table:table-cell table:style-name="ce5" table:number-columns-repeated="2"/>
          <table:table-cell table:style-name="ce19" table:number-columns-repeated="2"/>
          <table:table-cell table:style-name="ce5"/>
          <table:table-cell table:style-name="ce19"/>
          <table:table-cell table:style-name="ce5"/>
          <table:table-cell table:style-name="ce19"/>
          <table:table-cell table:style-name="ce32" table:number-columns-repeated="248"/>
        </table:table-row>
        <table:table-row table:style-name="ro2">
          <table:table-cell/>
          <table:table-cell table:style-name="ce17"/>
          <table:table-cell table:style-name="ce21" table:number-columns-repeated="2"/>
          <table:table-cell table:style-name="ce17"/>
          <table:table-cell table:style-name="ce21"/>
          <table:table-cell table:style-name="ce17"/>
          <table:table-cell table:style-name="ce21"/>
          <table:table-cell table:number-columns-repeated="248"/>
        </table:table-row>
        <table:table-row table:style-name="ro2" table:number-rows-repeated="5">
          <table:table-cell table:style-name="ce9"/>
          <table:table-cell table:style-name="ce17"/>
          <table:table-cell table:style-name="ce21" table:number-columns-repeated="2"/>
          <table:table-cell table:style-name="ce17"/>
          <table:table-cell table:style-name="ce21"/>
          <table:table-cell table:style-name="ce17"/>
          <table:table-cell table:style-name="ce21"/>
          <table:table-cell table:style-name="ce8" table:number-columns-repeated="248"/>
        </table:table-row>
        <table:table-row table:style-name="ro2" table:number-rows-repeated="2">
          <table:table-cell table:style-name="ce9"/>
          <table:table-cell table:style-name="ce17"/>
          <table:table-cell table:style-name="ce20"/>
          <table:table-cell table:style-name="ce21"/>
          <table:table-cell table:style-name="ce9"/>
          <table:table-cell table:style-name="ce20"/>
          <table:table-cell table:style-name="ce9"/>
          <table:table-cell table:style-name="ce21"/>
          <table:table-cell table:style-name="ce8" table:number-columns-repeated="248"/>
        </table:table-row>
        <table:table-row table:style-name="ro2">
          <table:table-cell table:style-name="ce5" table:number-columns-repeated="2"/>
          <table:table-cell table:style-name="ce19" table:number-columns-repeated="2"/>
          <table:table-cell table:style-name="ce5"/>
          <table:table-cell table:style-name="ce19"/>
          <table:table-cell table:style-name="ce5"/>
          <table:table-cell table:style-name="ce19"/>
          <table:table-cell table:style-name="ce32" table:number-columns-repeated="248"/>
        </table:table-row>
        <table:table-row table:style-name="ro2">
          <table:table-cell table:style-name="ce9"/>
          <table:table-cell table:style-name="ce17"/>
          <table:table-cell table:style-name="ce20"/>
          <table:table-cell table:style-name="ce21"/>
          <table:table-cell table:style-name="ce9"/>
          <table:table-cell table:style-name="ce20"/>
          <table:table-cell table:style-name="ce9"/>
          <table:table-cell table:style-name="ce21"/>
          <table:table-cell table:style-name="ce8" table:number-columns-repeated="248"/>
        </table:table-row>
        <table:table-row table:style-name="ro2">
          <table:table-cell table:style-name="ce5"/>
          <table:table-cell table:style-name="ce17"/>
          <table:table-cell table:style-name="ce21" table:number-columns-repeated="2"/>
          <table:table-cell table:style-name="ce17"/>
          <table:table-cell table:style-name="ce21"/>
          <table:table-cell table:style-name="ce17"/>
          <table:table-cell table:number-columns-repeated="249"/>
        </table:table-row>
        <table:table-row table:style-name="ro2" table:number-rows-repeated="5">
          <table:table-cell table:style-name="ce9" table:number-columns-repeated="2"/>
          <table:table-cell table:style-name="ce22"/>
          <table:table-cell table:style-name="ce9"/>
          <table:table-cell table:style-name="ce22"/>
          <table:table-cell table:style-name="ce29"/>
          <table:table-cell/>
          <table:table-cell table:style-name="ce8" table:number-columns-repeated="249"/>
        </table:table-row>
        <table:table-row table:style-name="ro2">
          <table:table-cell table:style-name="ce9" table:number-columns-repeated="2"/>
          <table:table-cell table:style-name="ce23"/>
          <table:table-cell table:style-name="ce9"/>
          <table:table-cell table:style-name="ce22"/>
          <table:table-cell table:style-name="ce29"/>
          <table:table-cell/>
          <table:table-cell table:style-name="ce8" table:number-columns-repeated="249"/>
        </table:table-row>
        <table:table-row table:style-name="ro2" table:number-rows-repeated="2">
          <table:table-cell table:style-name="ce9" table:number-columns-repeated="2"/>
          <table:table-cell table:style-name="ce24"/>
          <table:table-cell table:style-name="ce9"/>
          <table:table-cell table:style-name="ce22"/>
          <table:table-cell table:style-name="ce29"/>
          <table:table-cell/>
          <table:table-cell table:style-name="ce8" table:number-columns-repeated="249"/>
        </table:table-row>
        <table:table-row table:style-name="ro2" table:number-rows-repeated="2">
          <table:table-cell table:style-name="ce9" table:number-columns-repeated="2"/>
          <table:table-cell table:style-name="ce24"/>
          <table:table-cell/>
          <table:table-cell table:style-name="ce24"/>
          <table:table-cell table:style-name="ce20"/>
          <table:table-cell/>
          <table:table-cell table:style-name="ce8" table:number-columns-repeated="249"/>
        </table:table-row>
        <table:table-row table:style-name="ro2" table:number-rows-repeated="5">
          <table:table-cell table:style-name="ce8" table:number-columns-repeated="2"/>
          <table:table-cell table:style-name="ce20"/>
          <table:table-cell/>
          <table:table-cell table:style-name="ce20"/>
          <table:table-cell table:style-name="ce8"/>
          <table:table-cell/>
          <table:table-cell table:style-name="ce8" table:number-columns-repeated="249"/>
        </table:table-row>
        <table:table-row table:style-name="ro2" table:number-rows-repeated="3190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BuiltIn_Print_Area___0" table:base-cell-address="$sol_sys.$A$1" table:cell-range-address="$sol_sys.$A$1:.$G$9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eneva" svg:font-family="Geneva"/>
    <style:font-face style:name="Helvetica" svg:font-family="Helvetica"/>
    <style:font-face style:name="F" svg:font-family="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Fax" svg:font-family="'Lucida Fax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$</number:text>
      <number:number number:decimal-places="0" number:min-integer-digits="1" number:grouping="true"/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P1" style:volatile="true">
      <number:text>$(</number:text>
      <number:number number:decimal-places="0" number:min-integer-digits="1" number:grouping="true"/>
      <number:text>)</number:text>
    </number:number-style>
    <number:number-style style:name="N132">
      <number:text>$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P1" style:volatile="true">
      <number:text>$(</number:text>
      <number:number number:decimal-places="2" number:min-integer-digits="1" number:grouping="true"/>
      <number:text>)</number:text>
    </number:number-style>
    <number:number-style style:name="N136">
      <number:text>$-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39">
      <number:scientific-number number:decimal-places="1" number:min-integer-digits="1" number:min-exponent-digits="2"/>
    </number:number-style>
    <number:number-style style:name="N140">
      <number:number number:decimal-places="4" number:min-integer-digits="1" number:grouping="true"/>
    </number:number-style>
    <number:number-style style:name="N141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03/02/2010</text:date>, <text:time>10:2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ol_5f_sys" style:display-name="TAB_sol_sys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oah Singer</meta:initial-creator>
    <meta:creation-date>1999-01-23T18:44:40</meta:creation-date>
    <dc:date>2010-03-02T10:21:59</dc:date>
    <meta:print-date>2003-04-06T15:16:36</meta:print-date>
    <dc:language>en-US</dc:language>
    <meta:editing-cycles>44</meta:editing-cycles>
    <meta:editing-duration>PT17H59M52S</meta:editing-duration>
    <meta:document-statistic meta:table-count="1" meta:cell-count="187" meta:object-count="0"/>
    <meta:user-defined meta:name="Info 1"/>
    <meta:user-defined meta:name="Info 2"/>
    <meta:user-defined meta:name="Info 3"/>
    <meta:user-defined meta:name="Info 4"/>
  </office:meta>
</office:document-meta>
</file>